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/>
    </style:style>
    <style:style style:name="gr2" style:family="graphic" style:parent-style-name="standard">
      <style:graphic-properties svg:stroke-color="#000000" draw:fill-color="#e3f2fd" draw:textarea-vertical-align="middle" draw:auto-grow-height="false" fo:min-height="0.916cm" fo:min-width="2.263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09cm" fo:wrap-option="wrap"/>
      <style:paragraph-properties style:writing-mode="lr-tb"/>
    </style:style>
    <style:style style:name="gr4" style:family="graphic" style:parent-style-name="standard">
      <style:graphic-properties svg:stroke-color="#ff0000" draw:fill-color="#ffebee" draw:textarea-vertical-align="middle" draw:auto-grow-height="false" fo:min-height="0.916cm" fo:min-width="3.633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svg:stroke-color="#000000" draw:fill-color="#e8f5e9" draw:textarea-vertical-align="middle" draw:auto-grow-height="false" fo:min-height="0.916cm" fo:min-width="8.746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svg:stroke-color="#000000" draw:fill-color="#e8f5e9" draw:textarea-vertical-align="middle" draw:auto-grow-height="false" fo:min-height="0.916cm" fo:min-width="7.012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74cm" fo:padding-top="0.05cm" fo:padding-bottom="0.05cm" fo:padding-left="0.05cm" fo:padding-right="0.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86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06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gr16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min-height="0.48cm" fo:min-width="1.602cm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20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1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color="#dee6ef" draw:fill="solid" draw:fill-color="#e3f2fd" draw:textarea-vertical-align="middle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draw:stroke="none" draw:fill="none" fo:min-height="0.48cm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3f2fd"/>
      <style:paragraph-properties fo:text-align="center" style:writing-mode="lr-tb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  <style:text-properties fo:color="#bf0041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T1" style:family="text">
      <style:text-properties fo:color="#800080"/>
    </style:style>
    <style:style style:name="T2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6cm" svg:x="6.003cm" svg:y="0.30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3" draw:layer="layout" svg:width="2.363cm" svg:height="1.016cm" svg:x="8.289cm" svg:y="0.304cm">
          <text:p text:style-name="P2">address of SQUA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09cm" svg:height="1.016cm" svg:x="10.652cm" svg:y="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733cm" svg:height="1.016cm" svg:x="6.384cm" svg:y="2.235cm">
          <text:p text:style-name="P2">CALL ENTER</text:p>
          <text:p text:style-name="P2">or JMP ENT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3cm" svg:height="1.016cm" svg:x="3.461cm" svg:y="2.235cm">
          <text:p text:style-name="P2">6 SQUARE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0.117cm" svg:y="2.235cm">
          <text:p text:style-name="P2">address of DUP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2.53cm" svg:y="2.235cm">
          <text:p text:style-name="P2">address of</text:p>
          <text:p text:style-name="P2">*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4.943cm" svg:y="2.235cm">
          <text:p text:style-name="P2">address of EXI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415cm" svg:height="1.016cm" svg:x="6.053cm" svg:y="4.622cm">
          <text:p text:style-name="P2">3 DUP link 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46cm" svg:height="1.016cm" svg:x="8.468cm" svg:y="4.623cm">
          <text:p text:style-name="P2">machine code for <text:s/>DUP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112cm" svg:height="1.016cm" svg:x="3.463cm" svg:y="6.527cm">
          <text:p text:style-name="P2">common “ENTER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744cm" svg:height="0.58cm" svg:x="16.036cm" svg:y="0.508cm">
          <draw:text-box>
            <text:p text:style-name="P8"><text:span text:style-name="T1">a “thread”</text:span></text:p>
          </draw:text-box>
        </draw:frame>
        <draw:frame draw:style-name="gr11" draw:text-style-name="P9" draw:layer="layout" svg:width="1.744cm" svg:height="0.58cm" svg:x="15.993cm" svg:y="1.651cm">
          <draw:text-box>
            <text:p text:style-name="P8"><text:span text:style-name="T1">a “thread”</text:span></text:p>
          </draw:text-box>
        </draw:frame>
        <draw:frame draw:style-name="gr12" draw:text-style-name="P10" draw:layer="layout" svg:width="3.074cm" svg:height="1.059cm" svg:x="0cm" svg:y="0.271cm">
          <draw:text-box>
            <text:p><text:span text:style-name="T1">some Forth word</text:span></text:p>
            <text:p><text:span text:style-name="T1">that uses SQUARE</text:span></text:p>
          </draw:text-box>
        </draw:frame>
        <draw:frame draw:style-name="gr13" draw:text-style-name="P10" draw:layer="layout" svg:width="2.96cm" svg:height="1.059cm" svg:x="0cm" svg:y="2.235cm">
          <draw:text-box>
            <text:p><text:span text:style-name="T1">SQUARE,</text:span></text:p>
            <text:p><text:span text:style-name="T1">a colon definition</text:span></text:p>
          </draw:text-box>
        </draw:frame>
        <draw:frame draw:style-name="gr14" draw:text-style-name="P10" draw:layer="layout" svg:width="3.006cm" svg:height="1.059cm" svg:x="0cm" svg:y="4.577cm">
          <draw:text-box>
            <text:p><text:span text:style-name="T1">DUP,</text:span></text:p>
            <text:p><text:span text:style-name="T1">a CODE definition</text:span></text:p>
          </draw:text-box>
        </draw:frame>
        <draw:frame draw:style-name="gr15" draw:text-style-name="P10" draw:layer="layout" svg:width="3.251cm" svg:height="1.059cm" svg:x="0cm" svg:y="6.503cm">
          <draw:text-box>
            <text:p><text:span text:style-name="T1">“</text:span><text:span text:style-name="T1">headerless” code</text:span></text:p>
            <text:p><text:span text:style-name="T1">in the Forth kernel</text:span></text:p>
          </draw:text-box>
        </draw:frame>
        <draw:line draw:style-name="gr16" draw:text-style-name="P11" draw:layer="layout" svg:x1="7.146cm" svg:y1="3.251cm" svg:x2="3.844cm" svg:y2="6.527cm">
          <text:p/>
        </draw:line>
        <draw:frame draw:style-name="gr17" draw:text-style-name="P12" draw:layer="layout" svg:width="1.228cm" svg:height="0.58cm" svg:x="4.304cm" svg:y="3.407cm">
          <draw:text-box>
            <text:p text:style-name="P8"><text:span text:style-name="T2">Header</text:span></text:p>
          </draw:text-box>
        </draw:frame>
        <draw:frame draw:style-name="gr18" draw:text-style-name="P12" draw:layer="layout" svg:width="1.702cm" svg:height="0.58cm" svg:x="7.272cm" svg:y="3.407cm">
          <draw:text-box>
            <text:p text:style-name="P8"><text:span text:style-name="T2">Code Field</text:span></text:p>
          </draw:text-box>
        </draw:frame>
        <draw:frame draw:style-name="gr19" draw:text-style-name="P12" draw:layer="layout" svg:width="2.562cm" svg:height="0.58cm" svg:x="12.403cm" svg:y="3.407cm">
          <draw:text-box>
            <text:p text:style-name="P8"><text:span text:style-name="T2">Parameter Field</text:span></text:p>
          </draw:text-box>
        </draw:frame>
        <draw:line draw:style-name="gr20" draw:text-style-name="P13" draw:layer="layout" svg:x1="4.224cm" svg:y1="3.733cm" svg:x2="3.462cm" svg:y2="3.733cm">
          <text:p/>
        </draw:line>
        <draw:line draw:style-name="gr20" draw:text-style-name="P13" draw:layer="layout" svg:x1="5.621cm" svg:y1="3.733cm" svg:x2="6.384cm" svg:y2="3.733cm">
          <text:p/>
        </draw:line>
        <draw:line draw:style-name="gr20" draw:text-style-name="P13" draw:layer="layout" svg:x1="7.196cm" svg:y1="3.733cm" svg:x2="6.384cm" svg:y2="3.733cm">
          <text:p/>
        </draw:line>
        <draw:line draw:style-name="gr20" draw:text-style-name="P13" draw:layer="layout" svg:x1="12.276cm" svg:y1="3.733cm" svg:x2="10.117cm" svg:y2="3.733cm">
          <text:p/>
        </draw:line>
        <draw:line draw:style-name="gr20" draw:text-style-name="P13" draw:layer="layout" svg:x1="9.101cm" svg:y1="3.734cm" svg:x2="10.117cm" svg:y2="3.728cm">
          <text:p/>
        </draw:line>
        <draw:line draw:style-name="gr20" draw:text-style-name="P13" draw:layer="layout" svg:x1="15.07cm" svg:y1="3.738cm" svg:x2="17.356cm" svg:y2="3.733cm">
          <text:p/>
        </draw:line>
        <draw:line draw:style-name="gr16" draw:text-style-name="P11" draw:layer="layout" svg:x1="9.559cm" svg:y1="1.32cm" svg:x2="8.289cm" svg:y2="2.235cm">
          <text:p/>
        </draw:line>
        <draw:line draw:style-name="gr21" draw:text-style-name="P11" draw:layer="layout" svg:x1="11.26cm" svg:y1="3.225cm" svg:x2="11.895cm" svg:y2="4.622cm">
          <text:p/>
        </draw:line>
        <draw:polygon draw:style-name="gr22" draw:text-style-name="P1" draw:layer="layout" svg:width="2.539cm" svg:height="1.015cm" svg:x="12.861cm" svg:y="0.304cm" svg:viewBox="0 0 2540 1016" draw:points="0,0 2286,0 2286,254 2032,381 2540,508 2286,635 2286,1016 0,1016">
          <text:p/>
        </draw:polygon>
        <draw:polyline draw:style-name="gr23" draw:text-style-name="P14" draw:layer="layout" svg:width="2.285cm" svg:height="1.015cm" draw:transform="rotate (-3.14159265358979) translate (15.147cm 1.32cm)" svg:viewBox="0 0 2286 1016" draw:points="0,1016 2286,1016 2286,0 0,0">
          <text:p/>
        </draw:polyline>
        <draw:frame draw:style-name="gr24" draw:text-style-name="P15" draw:layer="layout" svg:width="0.889cm" svg:height="0.73cm" svg:x="13.496cm" svg:y="0.463cm">
          <draw:text-box>
            <text:p>...</text:p>
          </draw:text-box>
        </draw:frame>
        <draw:polygon draw:style-name="gr22" draw:text-style-name="P1" draw:layer="layout" svg:width="2.539cm" svg:height="1.015cm" draw:transform="rotate (-3.14159265358979) translate (6.003cm 1.32cm)" svg:viewBox="0 0 2540 1016" draw:points="0,0 2286,0 2286,381 2032,508 2540,635 2286,762 2286,1016 0,1016">
          <text:p/>
        </draw:polygon>
        <draw:polyline draw:style-name="gr23" draw:text-style-name="P14" draw:layer="layout" svg:width="2.285cm" svg:height="1.015cm" svg:x="3.717cm" svg:y="0.304cm" svg:viewBox="0 0 2286 1016" draw:points="0,0 2286,0 2286,1016 0,1016">
          <text:p/>
        </draw:polyline>
        <draw:frame draw:style-name="gr24" draw:text-style-name="P15" draw:layer="layout" svg:width="0.87cm" svg:height="0.73cm" svg:x="4.479cm" svg:y="0.463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09T13:39:29.681908958</dc:date>
    <meta:editing-duration>PT1H24M59S</meta:editing-duration>
    <meta:editing-cycles>9</meta:editing-cycles>
    <meta:generator>LibreOffice/6.4.7.2$Linux_X86_64 LibreOffice_project/40$Build-2</meta:generator>
    <meta:document-statistic meta:object-count="35"/>
  </office:meta>
</office:document-meta>
</file>